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5-01-1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4-08-1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4-02-0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3-02-22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1-11-3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20-12-1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9-12-11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9-02-0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8-01-0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6-12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6-01-2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5-02-04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3-12-1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3-01-31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1-12-16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0-12-21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10-01-1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8-12-16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8-01-23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6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5-12-2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5-01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4-01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3-01-1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2-01-0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1-01-2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2000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9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8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7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9095024801</text:p>
          </table:table-cell>
          <table:table-cell office:value-type="string" calcext:value-type="string">
            <text:p>196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